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8b2bf" officeooo:paragraph-rsid="0038b2bf"/>
    </style:style>
    <style:style style:name="P2" style:family="paragraph" style:parent-style-name="Standard">
      <style:text-properties fo:font-weight="bold" officeooo:rsid="0038b2bf" officeooo:paragraph-rsid="0038b2bf" style:font-weight-asian="bold" style:font-weight-complex="bold"/>
    </style:style>
    <style:style style:name="P3" style:family="paragraph" style:parent-style-name="Standard">
      <style:text-properties fo:font-weight="bold" officeooo:rsid="0038b2bf" officeooo:paragraph-rsid="0039424c" style:font-weight-asian="bold" style:font-weight-complex="bold"/>
    </style:style>
    <style:style style:name="P4" style:family="paragraph" style:parent-style-name="Standard">
      <style:text-properties fo:font-weight="bold" officeooo:rsid="00398f24" officeooo:paragraph-rsid="00398f24" style:font-weight-asian="bold" style:font-weight-complex="bold"/>
    </style:style>
    <style:style style:name="P5" style:family="paragraph" style:parent-style-name="Standard">
      <style:text-properties fo:font-weight="bold" officeooo:rsid="003a2eae" officeooo:paragraph-rsid="003a2eae" style:font-weight-asian="bold" style:font-weight-complex="bold"/>
    </style:style>
    <style:style style:name="P6" style:family="paragraph" style:parent-style-name="Standard">
      <style:text-properties fo:font-weight="normal" officeooo:rsid="0039424c" officeooo:paragraph-rsid="0039424c" style:font-weight-asian="normal" style:font-weight-complex="normal"/>
    </style:style>
    <style:style style:name="P7" style:family="paragraph" style:parent-style-name="Standard">
      <style:text-properties fo:font-weight="normal" officeooo:rsid="0039424c" officeooo:paragraph-rsid="00398f24" style:font-weight-asian="normal" style:font-weight-complex="normal"/>
    </style:style>
    <style:style style:name="P8" style:family="paragraph" style:parent-style-name="Standard">
      <style:text-properties fo:font-weight="normal" officeooo:rsid="00398f24" officeooo:paragraph-rsid="00398f24" style:font-weight-asian="normal" style:font-weight-complex="normal"/>
    </style:style>
    <style:style style:name="P9" style:family="paragraph" style:parent-style-name="Standard">
      <style:text-properties fo:font-weight="normal" officeooo:rsid="003a2eae" officeooo:paragraph-rsid="003a2eae" style:font-weight-asian="normal" style:font-weight-complex="normal"/>
    </style:style>
    <style:style style:name="T1" style:family="text">
      <style:text-properties officeooo:rsid="003942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teRootDefs.cc</text:p>
      <text:p text:style-name="P1">void GateRootHitBuffer::Clear()</text:p>
      <text:p text:style-name="P1">void GateRootHitBuffer::FillGND(GateHitGND* aHit) </text:p>
      <text:p text:style-name="P1">GateHitGND* GateRootHitBuffer::CreateHitGND()</text:p>
      <text:p text:style-name="P1">void GateHitTree::Init(GateRootHitBuffer&amp; buffer)</text:p>
      <text:p text:style-name="P1">void GateHitTree::SetBranchAddresses(TTree* hitTree,GateRootHitBuffer&amp; buffer)</text:p>
      <text:p text:style-name="P3">GateRootDefs.<text:span text:style-name="T1">hh</text:span></text:p>
      <text:p text:style-name="P6">Add new attibute </text:p>
      <text:p text:style-name="P6"/>
      <text:p text:style-name="P4">GateHit.cc</text:p>
      <text:p text:style-name="P8">GateHitGND::GateHitGND()</text:p>
      <text:p text:style-name="P8"/>
      <text:p text:style-name="P4">GateHit.hh</text:p>
      <text:p text:style-name="P7">Add new attibute </text:p>
      <text:p text:style-name="P8">Add Get and Set Methods</text:p>
      <text:p text:style-name="P8"/>
      <text:p text:style-name="P5">GateCrystalSD.cc</text:p>
      <text:p text:style-name="P9">G4bool GateCrystalSD::ProcessHits(G4Step*aStep, G4TouchableHistory*) (in 2 place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51:52.277961250</meta:creation-date>
    <meta:print-date>2021-10-21T08:52:15.745687515</meta:print-date>
    <dc:date>2022-02-14T11:48:28.943698585</dc:date>
    <meta:editing-duration>P1DT14H1M47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7" meta:character-count="482" meta:non-whitespace-character-count="457"/>
  </office:meta>
</office:document-meta>
</file>